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break-before="page"/>
    </style:style>
    <style:style style:name="P3" style:parent-style-name="Indholdsfortegnelse2" style:family="paragraph">
      <style:paragraph-properties>
        <style:tab-stops>
          <style:tab-stop style:type="right" style:leader-style="dotted" style:leader-text="." style:position="6.5194in"/>
        </style:tab-stops>
      </style:paragraph-properties>
    </style:style>
    <style:style style:name="P4" style:parent-style-name="Indholdsfortegnelse2" style:family="paragraph">
      <style:paragraph-properties>
        <style:tab-stops>
          <style:tab-stop style:type="right" style:leader-style="dotted" style:leader-text="." style:position="6.5194in"/>
        </style:tab-stops>
      </style:paragraph-properties>
    </style:style>
    <style:style style:name="P5" style:parent-style-name="Indholdsfortegnelse2" style:family="paragraph">
      <style:paragraph-properties>
        <style:tab-stops>
          <style:tab-stop style:type="right" style:leader-style="dotted" style:leader-text="." style:position="6.5194in"/>
        </style:tab-stops>
      </style:paragraph-properties>
    </style:style>
    <style:style style:name="P6" style:parent-style-name="Indholdsfortegnelse2" style:family="paragraph">
      <style:paragraph-properties>
        <style:tab-stops>
          <style:tab-stop style:type="right" style:leader-style="dotted" style:leader-text="." style:position="6.5194in"/>
        </style:tab-stops>
      </style:paragraph-properties>
    </style:style>
    <style:style style:name="P7" style:parent-style-name="Indholdsfortegnelse2" style:family="paragraph">
      <style:paragraph-properties>
        <style:tab-stops>
          <style:tab-stop style:type="right" style:leader-style="dotted" style:leader-text="." style:position="6.5194in"/>
        </style:tab-stops>
      </style:paragraph-properties>
    </style:style>
    <style:style style:name="P8" style:parent-style-name="Indholdsfortegnelse2" style:family="paragraph">
      <style:paragraph-properties>
        <style:tab-stops>
          <style:tab-stop style:type="right" style:leader-style="dotted" style:leader-text="." style:position="6.5194in"/>
        </style:tab-stops>
      </style:paragraph-properties>
    </style:style>
    <style:style style:name="P9" style:parent-style-name="Indholdsfortegnelse2" style:family="paragraph">
      <style:paragraph-properties>
        <style:tab-stops>
          <style:tab-stop style:type="right" style:leader-style="dotted" style:leader-text="." style:position="6.5194in"/>
        </style:tab-stops>
      </style:paragraph-properties>
    </style:style>
    <style:style style:name="P10" style:parent-style-name="Indholdsfortegnelse2" style:family="paragraph">
      <style:paragraph-properties>
        <style:tab-stops>
          <style:tab-stop style:type="right" style:leader-style="dotted" style:leader-text="." style:position="6.5194in"/>
        </style:tab-stops>
      </style:paragraph-properties>
    </style:style>
    <style:style style:name="P11" style:parent-style-name="Indholdsfortegnelse2" style:family="paragraph">
      <style:paragraph-properties>
        <style:tab-stops>
          <style:tab-stop style:type="right" style:leader-style="dotted" style:leader-text="." style:position="6.5194in"/>
        </style:tab-stops>
      </style:paragraph-properties>
    </style:style>
    <style:style style:name="P12" style:parent-style-name="Indholdsfortegnelse2" style:family="paragraph">
      <style:paragraph-properties>
        <style:tab-stops>
          <style:tab-stop style:type="right" style:leader-style="dotted" style:leader-text="." style:position="6.5194in"/>
        </style:tab-stops>
      </style:paragraph-properties>
    </style:style>
    <style:style style:name="P13" style:parent-style-name="Indholdsfortegnelse2" style:family="paragraph">
      <style:paragraph-properties>
        <style:tab-stops>
          <style:tab-stop style:type="right" style:leader-style="dotted" style:leader-text="." style:position="6.5194in"/>
        </style:tab-stops>
      </style:paragraph-properties>
    </style:style>
    <style:style style:name="P14" style:parent-style-name="Normal" style:family="paragraph">
      <style:paragraph-properties fo:break-before="page"/>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paragraph-properties fo:break-before="page"/>
    </style:style>
    <style:style style:name="P19" style:parent-style-name="Normal" style:family="paragraph">
      <style:text-properties style:text-underline-type="single" style:text-underline-style="solid" style:text-underline-width="auto" style:text-underline-mode="continuous"/>
    </style:style>
  </office:automatic-styles>
  <office:body>
    <office:text text:use-soft-page-breaks="true">
      <text:p text:style-name="P1">Forside</text:p>
      <text:p text:style-name="P2"/>
      <text:p text:style-name="Overskrift">Indhold</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Indholdsfortegnelse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212800675" office:target-frame-name="_top" xlink:show="replace"><text:span text:style-name="Hyperlink">Opgavebeskrivelse</text:span><text:tab/>3</text:a></text:p>
          <text:p text:style-name="P4"><text:a xlink:href="#_Toc212800676" office:target-frame-name="_top" xlink:show="replace"><text:span text:style-name="Hyperlink">Løsningsforslag</text:span><text:tab/>3</text:a></text:p>
          <text:p text:style-name="P5"><text:a xlink:href="#_Toc212800677" office:target-frame-name="_top" xlink:show="replace"><text:span text:style-name="Hyperlink">Plan for arbejdsfordeling</text:span><text:tab/>3</text:a></text:p>
          <text:p text:style-name="P6"><text:a xlink:href="#_Toc212800678" office:target-frame-name="_top" xlink:show="replace"><text:span text:style-name="Hyperlink">Teoretisk afsnit</text:span><text:tab/>3</text:a></text:p>
          <text:p text:style-name="P7"><text:a xlink:href="#_Toc212800679" office:target-frame-name="_top" xlink:show="replace"><text:span text:style-name="Hyperlink">En fluffy diskussion af analyse.</text:span><text:tab/>4</text:a></text:p>
          <text:p text:style-name="P8"><text:a xlink:href="#_Toc212800680" office:target-frame-name="_top" xlink:show="replace"><text:span text:style-name="Hyperlink">Udvalg af grafik fra jeres dashboard</text:span><text:tab/>4</text:a></text:p>
          <text:p text:style-name="P9"><text:a xlink:href="#_Toc212800681" office:target-frame-name="_top" xlink:show="replace"><text:span text:style-name="Hyperlink">Teknisk vejledning til opsættelse af miljø</text:span><text:tab/>4</text:a></text:p>
          <text:p text:style-name="P10"><text:a xlink:href="#_Toc212800682" office:target-frame-name="_top" xlink:show="replace"><text:span text:style-name="Hyperlink">Alt Code med engelske kommentarer (Git commits!) gerne på GitHub</text:span><text:tab/>4</text:a></text:p>
          <text:p text:style-name="P11"><text:a xlink:href="#_Toc212800683" office:target-frame-name="_top" xlink:show="replace"><text:span text:style-name="Hyperlink">Logbog</text:span><text:tab/>5</text:a></text:p>
          <text:p text:style-name="P12"><text:a xlink:href="#_Toc212800684" office:target-frame-name="_top" xlink:show="replace"><text:span text:style-name="Hyperlink">Kanban board (Trello, Monday, er lige meget hvad i bruger).</text:span><text:tab/>5</text:a></text:p>
          <text:p text:style-name="P13"><text:a xlink:href="#_Toc212800685" office:target-frame-name="_top" xlink:show="replace"><text:span text:style-name="Hyperlink">Link til Repository med alt relevant code.</text:span><text:tab/>5</text:a></text:p>
        </text:index-body>
      </text:table-of-content>
      <text:p text:style-name="Normal"/>
      <text:p text:style-name="Normal"/>
      <text:p text:style-name="Normal"/>
      <text:p text:style-name="P14"/>
      <text:h text:style-name="Overskrift2" text:outline-level="2"><text:bookmark-start text:name="_Toc212800675"/><text:soft-page-break/>Opgavebeskrivelse<text:bookmark-end text:name="_Toc212800675"/></text:h>
      <text:p text:style-name="Normal">Jeg har bedt om lov til at lave et voting system, da jeg var syg den dag Traffic Management opgaven blev stillet.</text:p>
      <text:p text:style-name="Normal">Generelt skal voting systemet kontekstualisere Kafka’s producer/consumer mønstre.<text:s/>Og give en række streams der kan behandles ”live”.</text:p>
      <text:p text:style-name="Normal">Der hvor jeg lægger mit fokus er, at jeg gerne vil se hvor effektivt Kafka vil kunne levere<text:s/>med stream processing. Jeg har lavet nogle auto-voter producers, der kan skalere alt efter hvor mange byer der er defineret i mit city-catalog.</text:p>
      <text:p text:style-name="Normal">Mit fokus er på hvordan jeg får brugt Kafka ordentligt, da jeg virkeligt godt kan se værdien i det.</text:p>
      <text:p text:style-name="Normal">Både i måden hvorpå data tages ind(i form af partitions) og med måden hvorpå man kan subscribe til topics, og enable tæt på live-processering.</text:p>
      <text:p text:style-name="Normal">Stream processering giver også super god mening, og er noget jeg vil prøve at få ind i opgaven ved hjælp af Apache Kafka Streams, i kombination med Streamiz(C# Library).</text:p>
      <text:p text:style-name="Normal"/>
      <text:h text:style-name="Overskrift2" text:outline-level="2"><text:bookmark-start text:name="_Toc212800676"/>Løsningsforslag<text:bookmark-end text:name="_Toc212800676"/></text:h>
      <text:p text:style-name="Normal">Jeg laver en Blazor side, der kan starte ”voting”, for x antal byer. Hver by er en ”producer”.</text:p>
      <text:p text:style-name="Normal">Jeg laver også en ”TallyingService”, der vil fungere som consumer. Denne skal tage de votes der bliver produceret, og sammenlægge dem med de ”nuværende totaler”. Totalerne skal blive en del af dashboard metrics.</text:p>
      <text:p text:style-name="Normal">Herefter laver jeg et Dashboard, der kan fremvise live metrics, og vise fordelingen af stemmer, både per parti og per by.</text:p>
      <text:p text:style-name="Normal">Jeg vil gerne have<text:s/></text:p>
      <text:h text:style-name="Overskrift2" text:outline-level="2"><text:bookmark-start text:name="_Toc212800677"/>Plan for arbejdsfordeling<text:bookmark-end text:name="_Toc212800677"/></text:h>
      <text:p text:style-name="Normal">Jeg laver det hele.</text:p>
      <text:p text:style-name="Normal"/>
      <text:h text:style-name="Overskrift2" text:outline-level="2"><text:bookmark-start text:name="_Toc212800678"/>Teoretisk afsnit<text:bookmark-end text:name="_Toc212800678"/></text:h>
      <text:p text:style-name="Normal">Beskriv hvordan keying af messages gerne skulle bidrage til effektiv processering ved at ”nudge” de messages der hører sammen, over i relevante partitions.</text:p>
      <text:p text:style-name="Normal">Som minimum skal dette indeholde følgende: redegørelse for</text:p>
      <text:p text:style-name="Normal">Big data karakteristika, datastrukturer, pipelines, redegørelse</text:p>
      <text:soft-page-break/>
      <text:p text:style-name="Normal">for software der er brugt (Spark, Kafka, Hadoop) eller kunne ha</text:p>
      <text:p text:style-name="Normal">brugt, transport protokoller, GDPR, batch og streaming</text:p>
      <text:p text:style-name="Normal">processer.</text:p>
      <text:h text:style-name="Overskrift2" text:outline-level="2"><text:bookmark-start text:name="_Toc212800679"/>En fluffy diskussion af analyse.<text:bookmark-end text:name="_Toc212800679"/></text:h>
      <text:p text:style-name="Normal">Jeg valgte voting systemet, da det var et eksempel der var nemmere at angribe og forstå, end at skulle sætte sig ind i trafikberegninger, vejrforhold, fodgængere, rushhours ved togstationer,<text:s/>fodgængerfelter,<text:s/>osv.<text:s/>osv.</text:p>
      <text:p text:style-name="Normal">I ”Voting-casen”, er hvert valgsted simuleret af en ”Auto-voter”, og simulerer at folk kommer ind stemmer, efterlader stemmesedlen i stemmeboksen, og denne bliver talt op.</text:p>
      <text:p text:style-name="Normal">Hermed frigøres tid og ressourser til, at se hvor optimeret jeg kan lave Kafka setuppet.</text:p>
      <text:p text:style-name="Normal">Angiveligt skulle Kafka være i stand til at processere flere millioner messages i sekundet. Dét er noget af et statement. Tror ikke min computer kan ”mætte” Kafka som sådan, men jeg vil rigtig gerne se hvor hurtigt data kan flyde igennem systemet.<text:s/></text:p>
      <text:p text:style-name="Normal"/>
      <text:h text:style-name="Overskrift2" text:outline-level="2"><text:bookmark-start text:name="_Toc212800680"/>Udvalg af grafik fra jeres dashboard<text:bookmark-end text:name="_Toc212800680"/></text:h>
      <text:p text:style-name="Normal">Det kommer, når jeg syntes jeg er ved at være færdig.</text:p>
      <text:h text:style-name="Overskrift2" text:outline-level="2"><text:bookmark-start text:name="_Toc212800681"/>Teknisk vejledning til opsættelse af miljø<text:bookmark-end text:name="_Toc212800681"/></text:h>
      <text:p text:style-name="Normal">Kafka stacken skal bare spindes op.</text:p>
      <text:p text:style-name="P15">```powershell</text:p>
      <text:p text:style-name="P16"><text:s text:c="2"/>Set-Location $KafkaDockerComposeDir</text:p>
      <text:p text:style-name="P17"><text:s text:c="2"/>Docker compose up -d</text:p>
      <text:p text:style-name="Normal">```</text:p>
      <text:p text:style-name="Normal"/>
      <text:h text:style-name="Overskrift2" text:outline-level="2"><text:bookmark-start text:name="_Toc212800682"/>Alt Code med engelske kommentarer (Git commits!) gerne på GitHub<text:bookmark-end text:name="_Toc212800682"/></text:h>
      <text:p text:style-name="P18"/>
      <text:h text:style-name="Overskrift2" text:outline-level="2"><text:bookmark-start text:name="_Toc212800683"/><text:soft-page-break/>Logbog<text:bookmark-end text:name="_Toc212800683"/></text:h>
      <text:p text:style-name="Normal">Grundet at jeg ikke var klar over, før i dag, at der skulle føres logbog, mangler Onsdag og torsdag.</text:p>
      <text:p text:style-name="Normal"/>
      <text:p text:style-name="P19">Fredag, d. 31/10/2025</text:p>
      <text:p text:style-name="Normal">Jeg har i dag fokus på at få fundet en vej igennem til at benytte Kafka Streams. Jeg har fundet ud af at Streamiz vil kunne interface med Streams. Så det prøver jeg at få til at virke.</text:p>
      <text:p text:style-name="Normal">Jeg er også gået i gang med et rework af mine producers, da det er gået op for mig, hvor meget power der ligger i partitions. Så jeg har været i dialog med ChatGPT, for at finde den mest optimale key-strategi. Valget er faldet på, at {Postnummer}|{Valg} er udmærket. Da det vil groupe de forskellige valgresultater ret godt, på tværs af partitions.</text:p>
      <text:p text:style-name="Normal">Men nu må vi se. Tanken er stadigvæk at holde performance op imod en random partition(round robin) strategi, for at se om der overhovedet er performance gains at hente.</text:p>
      <text:p text:style-name="Normal"><text:s/></text:p>
      <text:h text:style-name="Overskrift2" text:outline-level="2"><text:bookmark-start text:name="_Toc212800684"/>Kanban board (Trello, Monday, er lige meget hvad i bruger).<text:bookmark-end text:name="_Toc212800684"/></text:h>
      <text:p text:style-name="Normal"><text:a xlink:href="https://trello.com/invite/b/69036085a53d748ba475e95b/ATTI58d6050c5de3e413fdc9fbd7dd31bfa25399BC66/bigdata-project-case-2" office:target-frame-name="_top" xlink:show="replace"><text:span text:style-name="Hyperlink">https://trello.com/invite/b/69036085a53d748ba475e95b/ATTI58d6050c5de3e413fdc9fbd7dd31bfa25399BC66/bigdata-project-case-2</text:span></text:a></text:p>
      <text:p text:style-name="Normal"/>
      <text:p text:style-name="Normal"/>
      <text:h text:style-name="Overskrift2" text:outline-level="2"><text:bookmark-start text:name="_Toc212800685"/>Link til Repository med alt relevant code.<text:bookmark-end text:name="_Toc212800685"/></text:h>
      <text:p text:style-name="Normal"><text:a xlink:href="https://github.com/Skole-H4/Skole-repo" office:target-frame-name="_top" xlink:show="replace"><text:span text:style-name="Hyperlink">https://github.com/Skole-H4/Skole-repo</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905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Overskrift4" style:display-name="Overskrift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Overskrift5" style:display-name="Overskrift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Overskrift6" style:display-name="Overskrift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Overskrift7" style:display-name="Overskrift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Overskrift8" style:display-name="Overskrift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Overskrift9" style:display-name="Overskrift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1Tegn" style:display-name="Overskrift 1 Tegn" style:family="text" style:parent-style-name="Standardskrifttypeiafsnit">
      <style:text-properties style:font-name="Aptos Display" style:font-name-asian="Times New Roman" style:font-name-complex="Times New Roman" fo:color="#0F4761" fo:font-size="20pt" style:font-size-asian="20pt" style:font-size-complex="20pt"/>
    </style:style>
    <style:style style:name="Overskrift2Tegn" style:display-name="Overskrift 2 Tegn" style:family="text" style:parent-style-name="Standardskrifttypeiafsnit">
      <style:text-properties style:font-name="Aptos Display" style:font-name-asian="Times New Roman" style:font-name-complex="Times New Roman" fo:color="#0F4761" fo:font-size="16pt" style:font-size-asian="16pt" style:font-size-complex="16pt"/>
    </style:style>
    <style:style style:name="Overskrift3Tegn" style:display-name="Overskrift 3 Tegn" style:family="text" style:parent-style-name="Standardskrifttypeiafsnit">
      <style:text-properties style:font-name-asian="Times New Roman" style:font-name-complex="Times New Roman" fo:color="#0F4761" fo:font-size="14pt" style:font-size-asian="14pt" style:font-size-complex="14pt"/>
    </style:style>
    <style:style style:name="Overskrift4Tegn" style:display-name="Overskrift 4 Tegn" style:family="text" style:parent-style-name="Standardskrifttypeiafsnit">
      <style:text-properties style:font-name-asian="Times New Roman" style:font-name-complex="Times New Roman" fo:font-style="italic" style:font-style-asian="italic" style:font-style-complex="italic" fo:color="#0F4761"/>
    </style:style>
    <style:style style:name="Overskrift5Tegn" style:display-name="Overskrift 5 Tegn" style:family="text" style:parent-style-name="Standardskrifttypeiafsnit">
      <style:text-properties style:font-name-asian="Times New Roman" style:font-name-complex="Times New Roman" fo:color="#0F4761"/>
    </style:style>
    <style:style style:name="Overskrift6Tegn" style:display-name="Overskrift 6 Tegn" style:family="text" style:parent-style-name="Standardskrifttypeiafsnit">
      <style:text-properties style:font-name-asian="Times New Roman" style:font-name-complex="Times New Roman" fo:font-style="italic" style:font-style-asian="italic" style:font-style-complex="italic" fo:color="#595959"/>
    </style:style>
    <style:style style:name="Overskrift7Tegn" style:display-name="Overskrift 7 Tegn" style:family="text" style:parent-style-name="Standardskrifttypeiafsnit">
      <style:text-properties style:font-name-asian="Times New Roman" style:font-name-complex="Times New Roman" fo:color="#595959"/>
    </style:style>
    <style:style style:name="Overskrift8Tegn" style:display-name="Overskrift 8 Tegn" style:family="text" style:parent-style-name="Standardskrifttypeiafsnit">
      <style:text-properties style:font-name-asian="Times New Roman" style:font-name-complex="Times New Roman" fo:font-style="italic" style:font-style-asian="italic" style:font-style-complex="italic" fo:color="#272727"/>
    </style:style>
    <style:style style:name="Overskrift9Tegn" style:display-name="Overskrift 9 Tegn" style:family="text" style:parent-style-name="Standardskrifttypeiafsnit">
      <style:text-properties style:font-name-asian="Times New Roman" style:font-name-complex="Times New Roman" fo:color="#272727"/>
    </style:style>
    <style:style style:name="Titel" style:display-name="Titel"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Tegn" style:display-name="Titel Tegn" style:family="text" style:parent-style-name="Standardskrifttypeiafsnit">
      <style:text-properties style:font-name="Aptos Display" style:font-name-asian="Times New Roman" style:font-name-complex="Times New Roman" fo:letter-spacing="-0.0069in" style:letter-kerning="true" fo:font-size="28pt" style:font-size-asian="28pt" style:font-size-complex="28pt"/>
    </style:style>
    <style:style style:name="Undertitel" style:display-name="Undertitel"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UndertitelTegn" style:display-name="Undertitel Tegn" style:family="text" style:parent-style-name="Standardskrifttypeiafsnit">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Tegn" style:display-name="Citat Tegn" style:family="text" style:parent-style-name="Standardskrifttypeiafsnit">
      <style:text-properties fo:font-style="italic" style:font-style-asian="italic" style:font-style-complex="italic" fo:color="#404040"/>
    </style:style>
    <style:style style:name="Listeafsnit" style:display-name="Listeafsnit" style:family="paragraph" style:parent-style-name="Normal">
      <style:paragraph-properties style:contextual-spacing="true" fo:margin-left="0.5in">
        <style:tab-stops/>
      </style:paragraph-properties>
      <style:text-properties fo:hyphenate="false"/>
    </style:style>
    <style:style style:name="Kraftigfremhævning" style:display-name="Kraftig fremhævning" style:family="text" style:parent-style-name="Standardskrifttypeiafsnit">
      <style:text-properties fo:font-style="italic" style:font-style-asian="italic" style:font-style-complex="italic" fo:color="#0F4761"/>
    </style:style>
    <style:style style:name="Stærktcitat" style:display-name="Stærkt c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ærktcitatTegn" style:display-name="Stærkt citat Tegn" style:family="text" style:parent-style-name="Standardskrifttypeiafsnit">
      <style:text-properties fo:font-style="italic" style:font-style-asian="italic" style:font-style-complex="italic" fo:color="#0F4761"/>
    </style:style>
    <style:style style:name="Kraftighenvisning" style:display-name="Kraftig henvisning" style:family="text" style:parent-style-name="Standardskrifttypeiafsnit">
      <style:text-properties fo:font-weight="bold" style:font-weight-asian="bold" style:font-weight-complex="bold" fo:font-variant="small-caps" fo:color="#0F4761" fo:letter-spacing="0.0034in"/>
    </style:style>
    <style:style style:name="Overskrift" style:display-name="Overskrift" style:family="paragraph" style:parent-style-name="Overskrift1" style:next-style-name="Normal">
      <style:paragraph-properties fo:margin-top="0.1666in" fo:margin-bottom="0in" fo:line-height="107%"/>
      <style:text-properties style:letter-kerning="false" fo:font-size="16pt" style:font-size-asian="16pt" style:font-size-complex="16pt" style:language-asian="da" style:country-asian="DK" fo:hyphenate="false"/>
    </style:style>
    <style:style style:name="Indholdsfortegnelse2" style:display-name="Indholdsfortegnelse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Standardskrifttypeiafsnit">
      <style:text-properties fo:color="#467886" style:text-underline-type="single" style:text-underline-style="solid" style:text-underline-width="auto" style:text-underline-mode="continuous"/>
    </style:style>
    <style:style style:name="Uløstomtale" style:display-name="Uløst omtale" style:family="text" style:parent-style-name="Standardskrifttypeiafsni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rtin Sandgaard Rasmussen</meta:initial-creator>
    <dc:creator>Martin Sandgaard Rasmussen</dc:creator>
    <meta:creation-date>2025-10-31T08:18:00Z</meta:creation-date>
    <dc:date>2025-10-31T10:04:00Z</dc:date>
    <meta:template xlink:href="Normal.dotm" xlink:type="simple"/>
    <meta:editing-cycles>2</meta:editing-cycles>
    <meta:editing-duration>PT5100S</meta:editing-duration>
    <meta:document-statistic meta:page-count="5" meta:paragraph-count="10" meta:word-count="755" meta:character-count="5354" meta:row-count="38" meta:non-whitespace-character-count="4609"/>
  </office:meta>
</office:document-meta>
</file>